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18b29a"/>
    </style:style>
    <style:style style:name="P2" style:family="paragraph" style:parent-style-name="Standard">
      <style:text-properties officeooo:rsid="000eea99" officeooo:paragraph-rsid="000eea99"/>
    </style:style>
    <style:style style:name="P3" style:family="paragraph" style:parent-style-name="Standard">
      <style:text-properties officeooo:rsid="0013955a" officeooo:paragraph-rsid="0013955a"/>
    </style:style>
    <style:style style:name="P4" style:family="paragraph" style:parent-style-name="Standard">
      <style:text-properties officeooo:rsid="0013955a" officeooo:paragraph-rsid="00155ecd"/>
    </style:style>
    <style:style style:name="P5" style:family="paragraph" style:parent-style-name="Standard">
      <style:text-properties officeooo:rsid="0013955a" officeooo:paragraph-rsid="00159c03"/>
    </style:style>
    <style:style style:name="P6" style:family="paragraph" style:parent-style-name="Standard">
      <style:text-properties officeooo:rsid="0013955a" officeooo:paragraph-rsid="00170d3b"/>
    </style:style>
    <style:style style:name="P7" style:family="paragraph" style:parent-style-name="Standard">
      <style:text-properties officeooo:paragraph-rsid="00170d3b"/>
    </style:style>
    <style:style style:name="P8" style:family="paragraph" style:parent-style-name="Standard">
      <style:text-properties officeooo:paragraph-rsid="001d26eb"/>
    </style:style>
    <style:style style:name="P9" style:family="paragraph" style:parent-style-name="Standard">
      <style:text-properties officeooo:paragraph-rsid="00155ecd"/>
    </style:style>
    <style:style style:name="P10" style:family="paragraph" style:parent-style-name="Standard">
      <style:text-properties officeooo:rsid="001e76c5" officeooo:paragraph-rsid="001e76c5"/>
    </style:style>
    <style:style style:name="P11" style:family="paragraph" style:parent-style-name="Standard">
      <style:text-properties officeooo:paragraph-rsid="001e76c5"/>
    </style:style>
    <style:style style:name="P12" style:family="paragraph" style:parent-style-name="Standard">
      <style:text-properties officeooo:rsid="002039fe" officeooo:paragraph-rsid="002039fe"/>
    </style:style>
    <style:style style:name="P13" style:family="paragraph" style:parent-style-name="Standard">
      <style:text-properties officeooo:paragraph-rsid="002039fe"/>
    </style:style>
    <style:style style:name="P14" style:family="paragraph" style:parent-style-name="Standard">
      <style:paragraph-properties fo:break-before="page"/>
      <style:text-properties officeooo:rsid="0013955a" officeooo:paragraph-rsid="0013955a"/>
    </style:style>
    <style:style style:name="P15" style:family="paragraph" style:parent-style-name="Heading_20_2">
      <style:text-properties officeooo:rsid="0018b29a" officeooo:paragraph-rsid="0018b29a"/>
    </style:style>
    <style:style style:name="P16" style:family="paragraph" style:parent-style-name="Heading_20_2">
      <style:text-properties officeooo:rsid="001e76c5" officeooo:paragraph-rsid="001e76c5"/>
    </style:style>
    <style:style style:name="P17" style:family="paragraph" style:parent-style-name="Heading_20_2">
      <style:text-properties officeooo:paragraph-rsid="002d4282"/>
    </style:style>
    <style:style style:name="P18" style:family="paragraph" style:parent-style-name="Heading_20_2">
      <style:text-properties officeooo:rsid="004ce5f3" officeooo:paragraph-rsid="004ce5f3"/>
    </style:style>
    <style:style style:name="P19" style:family="paragraph" style:parent-style-name="Heading_20_3">
      <style:text-properties officeooo:rsid="0028b2cd" officeooo:paragraph-rsid="0028b2cd"/>
    </style:style>
    <style:style style:name="P20" style:family="paragraph" style:parent-style-name="Heading_20_3">
      <style:text-properties officeooo:rsid="0036ebcd" officeooo:paragraph-rsid="0036ebcd"/>
    </style:style>
    <style:style style:name="P21" style:family="paragraph" style:parent-style-name="Heading_20_3">
      <style:text-properties officeooo:rsid="003e7291" officeooo:paragraph-rsid="003e7291"/>
    </style:style>
    <style:style style:name="P22" style:family="paragraph" style:parent-style-name="Heading_20_3">
      <style:text-properties officeooo:rsid="003eb92b" officeooo:paragraph-rsid="003eb92b"/>
    </style:style>
    <style:style style:name="P23" style:family="paragraph" style:parent-style-name="Standard" style:list-style-name="L1">
      <style:text-properties officeooo:rsid="000eea99" officeooo:paragraph-rsid="000eea99"/>
    </style:style>
    <style:style style:name="P24" style:family="paragraph" style:parent-style-name="Standard" style:list-style-name="L2">
      <style:text-properties officeooo:rsid="000eea99" officeooo:paragraph-rsid="000eea99"/>
    </style:style>
    <style:style style:name="P25" style:family="paragraph" style:parent-style-name="Standard" style:list-style-name="L1">
      <style:text-properties officeooo:rsid="000ef330" officeooo:paragraph-rsid="000ef330"/>
    </style:style>
    <style:style style:name="P26" style:family="paragraph" style:parent-style-name="Standard" style:list-style-name="L3">
      <style:text-properties officeooo:rsid="000ef330" officeooo:paragraph-rsid="000ef330"/>
    </style:style>
    <style:style style:name="P27" style:family="paragraph" style:parent-style-name="Standard" style:list-style-name="L3">
      <style:text-properties officeooo:paragraph-rsid="003ba03d"/>
    </style:style>
    <style:style style:name="P28" style:family="paragraph" style:parent-style-name="Standard" style:list-style-name="L3">
      <style:text-properties officeooo:rsid="0011b175" officeooo:paragraph-rsid="0011b175"/>
    </style:style>
    <style:style style:name="P29" style:family="paragraph" style:parent-style-name="Standard" style:list-style-name="L3">
      <style:text-properties officeooo:rsid="000fd96f" officeooo:paragraph-rsid="000fd96f"/>
    </style:style>
    <style:style style:name="P30" style:family="paragraph" style:parent-style-name="Standard" style:list-style-name="L3">
      <style:text-properties officeooo:rsid="000fd96f" officeooo:paragraph-rsid="000ef330"/>
    </style:style>
    <style:style style:name="P31" style:family="paragraph" style:parent-style-name="Standard" style:list-style-name="L3">
      <style:text-properties officeooo:rsid="000f288f" officeooo:paragraph-rsid="000f288f"/>
    </style:style>
    <style:style style:name="P32" style:family="paragraph" style:parent-style-name="Standard" style:list-style-name="L4">
      <style:text-properties officeooo:rsid="0013955a" officeooo:paragraph-rsid="0013955a"/>
    </style:style>
    <style:style style:name="P33" style:family="paragraph" style:parent-style-name="Standard">
      <style:text-properties officeooo:paragraph-rsid="002039fe"/>
    </style:style>
    <style:style style:name="P34" style:family="paragraph" style:parent-style-name="Standard">
      <style:text-properties officeooo:paragraph-rsid="00249c63"/>
    </style:style>
    <style:style style:name="P35" style:family="paragraph" style:parent-style-name="Standard">
      <style:text-properties officeooo:rsid="002578fd" officeooo:paragraph-rsid="002578fd"/>
    </style:style>
    <style:style style:name="P36" style:family="paragraph" style:parent-style-name="Standard" style:list-style-name="L2">
      <style:text-properties officeooo:rsid="0028b2cd" officeooo:paragraph-rsid="0028b2cd"/>
    </style:style>
    <style:style style:name="P37" style:family="paragraph" style:parent-style-name="Standard" style:list-style-name="L3">
      <style:text-properties officeooo:rsid="0037ece8" officeooo:paragraph-rsid="0037ece8"/>
    </style:style>
    <style:style style:name="P38" style:family="paragraph" style:parent-style-name="Standard" style:list-style-name="L3">
      <style:text-properties officeooo:rsid="00387d5f" officeooo:paragraph-rsid="00387d5f"/>
    </style:style>
    <style:style style:name="P39" style:family="paragraph" style:parent-style-name="Standard" style:list-style-name="L3">
      <style:text-properties officeooo:rsid="0039a149" officeooo:paragraph-rsid="0039a149"/>
    </style:style>
    <style:style style:name="P40" style:family="paragraph" style:parent-style-name="Standard" style:list-style-name="L3">
      <style:text-properties officeooo:rsid="003a62b4" officeooo:paragraph-rsid="003a62b4"/>
    </style:style>
    <style:style style:name="P41" style:family="paragraph" style:parent-style-name="Standard" style:list-style-name="L3">
      <style:text-properties officeooo:rsid="003ba03d" officeooo:paragraph-rsid="003ba03d"/>
    </style:style>
    <style:style style:name="P42" style:family="paragraph" style:parent-style-name="Standard" style:list-style-name="L3">
      <style:text-properties officeooo:rsid="003d5dec" officeooo:paragraph-rsid="003d5dec"/>
    </style:style>
    <style:style style:name="P43" style:family="paragraph" style:parent-style-name="Standard" style:list-style-name="L3">
      <style:text-properties officeooo:rsid="00406442" officeooo:paragraph-rsid="00406442"/>
    </style:style>
    <style:style style:name="P44" style:family="paragraph" style:parent-style-name="Standard">
      <style:text-properties officeooo:rsid="00406442" officeooo:paragraph-rsid="00406442"/>
    </style:style>
    <style:style style:name="P45" style:family="paragraph" style:parent-style-name="Text_20_body">
      <style:text-properties officeooo:paragraph-rsid="0028b2cd"/>
    </style:style>
    <style:style style:name="P46" style:family="paragraph" style:parent-style-name="Text_20_body">
      <style:text-properties officeooo:paragraph-rsid="00296dec"/>
    </style:style>
    <style:style style:name="P47" style:family="paragraph" style:parent-style-name="Text_20_body">
      <style:text-properties officeooo:rsid="002c5d77" officeooo:paragraph-rsid="002c5d77"/>
    </style:style>
    <style:style style:name="P48" style:family="paragraph" style:parent-style-name="Text_20_body">
      <style:text-properties officeooo:rsid="003e22b7" officeooo:paragraph-rsid="003e7291"/>
    </style:style>
    <style:style style:name="P49" style:family="paragraph" style:parent-style-name="Text_20_body">
      <style:text-properties officeooo:paragraph-rsid="003e22b7"/>
    </style:style>
    <style:style style:name="P50" style:family="paragraph" style:parent-style-name="Text_20_body">
      <style:text-properties officeooo:rsid="003e7291" officeooo:paragraph-rsid="003e7291"/>
    </style:style>
    <style:style style:name="P51" style:family="paragraph" style:parent-style-name="Text_20_body">
      <style:text-properties officeooo:paragraph-rsid="003e7291"/>
    </style:style>
    <style:style style:name="P52" style:family="paragraph" style:parent-style-name="Text_20_body">
      <style:text-properties officeooo:paragraph-rsid="003fb215"/>
    </style:style>
    <style:style style:name="P53" style:family="paragraph" style:parent-style-name="Text_20_body">
      <style:text-properties officeooo:paragraph-rsid="00417075"/>
    </style:style>
    <style:style style:name="P54" style:family="paragraph" style:parent-style-name="Text_20_body">
      <style:text-properties officeooo:paragraph-rsid="0046fd49"/>
    </style:style>
    <style:style style:name="P55" style:family="paragraph" style:parent-style-name="Text_20_body">
      <style:text-properties officeooo:paragraph-rsid="0047674d"/>
    </style:style>
    <style:style style:name="P56" style:family="paragraph" style:parent-style-name="Text_20_body">
      <style:text-properties officeooo:rsid="004a932a" officeooo:paragraph-rsid="004a932a"/>
    </style:style>
    <style:style style:name="P57" style:family="paragraph" style:parent-style-name="Text_20_body">
      <style:text-properties officeooo:paragraph-rsid="004c5fcd"/>
    </style:style>
    <style:style style:name="P58" style:family="paragraph" style:parent-style-name="Text_20_body">
      <style:text-properties officeooo:rsid="004ce5f3" officeooo:paragraph-rsid="004ce5f3"/>
    </style:style>
    <style:style style:name="P59" style:family="paragraph" style:parent-style-name="Text_20_body">
      <style:text-properties officeooo:rsid="004e388f" officeooo:paragraph-rsid="004e388f"/>
    </style:style>
    <style:style style:name="P60" style:family="paragraph" style:parent-style-name="Text_20_body">
      <style:text-properties officeooo:rsid="004f423d" officeooo:paragraph-rsid="004f423d"/>
    </style:style>
    <style:style style:name="T1" style:family="text">
      <style:text-properties officeooo:rsid="0013955a"/>
    </style:style>
    <style:style style:name="T2" style:family="text">
      <style:text-properties officeooo:rsid="00155ecd"/>
    </style:style>
    <style:style style:name="T3" style:family="text">
      <style:text-properties officeooo:rsid="00159c03"/>
    </style:style>
    <style:style style:name="T4" style:family="text">
      <style:text-properties officeooo:rsid="00170d3b"/>
    </style:style>
    <style:style style:name="T5" style:family="text">
      <style:text-properties officeooo:rsid="0018b29a"/>
    </style:style>
    <style:style style:name="T6" style:family="text">
      <style:text-properties officeooo:rsid="00195445"/>
    </style:style>
    <style:style style:name="T7" style:family="text">
      <style:text-properties officeooo:rsid="001b5356"/>
    </style:style>
    <style:style style:name="T8" style:family="text">
      <style:text-properties officeooo:rsid="001d26eb"/>
    </style:style>
    <style:style style:name="T9" style:family="text">
      <style:text-properties officeooo:rsid="001e4048"/>
    </style:style>
    <style:style style:name="T10" style:family="text">
      <style:text-properties officeooo:rsid="001e76c5"/>
    </style:style>
    <style:style style:name="T11" style:family="text">
      <style:text-properties officeooo:rsid="002039fe"/>
    </style:style>
    <style:style style:name="T12" style:family="text">
      <style:text-properties officeooo:rsid="00212e87"/>
    </style:style>
    <style:style style:name="T13" style:family="text">
      <style:text-properties officeooo:rsid="00230ca5"/>
    </style:style>
    <style:style style:name="T14" style:family="text">
      <style:text-properties style:text-position="super 58%" officeooo:rsid="00230ca5"/>
    </style:style>
    <style:style style:name="T15" style:family="text">
      <style:text-properties officeooo:rsid="00241c9f"/>
    </style:style>
    <style:style style:name="T16" style:family="text">
      <style:text-properties officeooo:rsid="00249c63"/>
    </style:style>
    <style:style style:name="T17" style:family="text">
      <style:text-properties officeooo:rsid="002578fd"/>
    </style:style>
    <style:style style:name="T18" style:family="text">
      <style:text-properties officeooo:rsid="0025da3e"/>
    </style:style>
    <style:style style:name="T19" style:family="text">
      <style:text-properties officeooo:rsid="00270195"/>
    </style:style>
    <style:style style:name="T20" style:family="text">
      <style:text-properties officeooo:rsid="0028b2cd"/>
    </style:style>
    <style:style style:name="T21" style:family="text">
      <style:text-properties officeooo:rsid="00296dec"/>
    </style:style>
    <style:style style:name="T22" style:family="text">
      <style:text-properties officeooo:rsid="002a9a7a"/>
    </style:style>
    <style:style style:name="T23" style:family="text">
      <style:text-properties officeooo:rsid="002c5d77"/>
    </style:style>
    <style:style style:name="T24" style:family="text">
      <style:text-properties officeooo:rsid="002c926c"/>
    </style:style>
    <style:style style:name="T25" style:family="text">
      <style:text-properties officeooo:rsid="002d4282"/>
    </style:style>
    <style:style style:name="T26" style:family="text">
      <style:text-properties officeooo:rsid="002e55f7"/>
    </style:style>
    <style:style style:name="T27" style:family="text">
      <style:text-properties officeooo:rsid="002edff3"/>
    </style:style>
    <style:style style:name="T28" style:family="text">
      <style:text-properties officeooo:rsid="002f9fed"/>
    </style:style>
    <style:style style:name="T29" style:family="text">
      <style:text-properties officeooo:rsid="0030c663"/>
    </style:style>
    <style:style style:name="T30" style:family="text">
      <style:text-properties officeooo:rsid="0031adfc"/>
    </style:style>
    <style:style style:name="T31" style:family="text">
      <style:text-properties officeooo:rsid="00338a51"/>
    </style:style>
    <style:style style:name="T32" style:family="text">
      <style:text-properties officeooo:rsid="0034b2af"/>
    </style:style>
    <style:style style:name="T33" style:family="text">
      <style:text-properties officeooo:rsid="0037ece8"/>
    </style:style>
    <style:style style:name="T34" style:family="text">
      <style:text-properties officeooo:rsid="00387d5f"/>
    </style:style>
    <style:style style:name="T35" style:family="text">
      <style:text-properties officeooo:rsid="003a62b4"/>
    </style:style>
    <style:style style:name="T36" style:family="text">
      <style:text-properties officeooo:rsid="003ba03d"/>
    </style:style>
    <style:style style:name="T37" style:family="text">
      <style:text-properties officeooo:rsid="003e22b7"/>
    </style:style>
    <style:style style:name="T38" style:family="text">
      <style:text-properties officeooo:rsid="003e7291"/>
    </style:style>
    <style:style style:name="T39" style:family="text">
      <style:text-properties officeooo:rsid="003eb92b"/>
    </style:style>
    <style:style style:name="T40" style:family="text">
      <style:text-properties officeooo:rsid="003fb215"/>
    </style:style>
    <style:style style:name="T41" style:family="text">
      <style:text-properties officeooo:rsid="00406442"/>
    </style:style>
    <style:style style:name="T42" style:family="text">
      <style:text-properties officeooo:rsid="00417075"/>
    </style:style>
    <style:style style:name="T43" style:family="text">
      <style:text-properties officeooo:rsid="0042a55a"/>
    </style:style>
    <style:style style:name="T44" style:family="text">
      <style:text-properties officeooo:rsid="00440089"/>
    </style:style>
    <style:style style:name="T45" style:family="text">
      <style:text-properties officeooo:rsid="004429e9"/>
    </style:style>
    <style:style style:name="T46" style:family="text">
      <style:text-properties officeooo:rsid="0045f769"/>
    </style:style>
    <style:style style:name="T47" style:family="text">
      <style:text-properties officeooo:rsid="00465df6"/>
    </style:style>
    <style:style style:name="T48" style:family="text">
      <style:text-properties officeooo:rsid="0046fd49"/>
    </style:style>
    <style:style style:name="T49" style:family="text">
      <style:text-properties officeooo:rsid="0047674d"/>
    </style:style>
    <style:style style:name="T50" style:family="text">
      <style:text-properties officeooo:rsid="0048f770"/>
    </style:style>
    <style:style style:name="T51" style:family="text">
      <style:text-properties officeooo:rsid="004a932a"/>
    </style:style>
    <style:style style:name="T52" style:family="text">
      <style:text-properties officeooo:rsid="004af572"/>
    </style:style>
    <style:style style:name="T53" style:family="text">
      <style:text-properties officeooo:rsid="004c5fcd"/>
    </style:style>
    <style:style style:name="T54" style:family="text">
      <style:text-properties officeooo:rsid="004ce5f3"/>
    </style:style>
    <style:style style:name="T55" style:family="text">
      <style:text-properties officeooo:rsid="004f423d"/>
    </style:style>
    <style:style style:name="T56" style:family="text">
      <style:text-properties officeooo:rsid="0050bbd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goals:</text:p>
      <text:list xml:id="list3810517624" text:style-name="L1">
        <text:list-item>
          <text:p text:style-name="P23">test bilinear fit</text:p>
        </text:list-item>
      </text:list>
      <text:list xml:id="list1690170902" text:style-name="L2">
        <text:list-item>
          <text:list>
            <text:list-item>
              <text:p text:style-name="P24">revised model</text:p>
            </text:list-item>
            <text:list-item>
              <text:p text:style-name="P24">computing environment and hyper parameters</text:p>
            </text:list-item>
            <text:list-item>
              <text:p text:style-name="P24">Convergence and time. </text:p>
            </text:list-item>
            <text:list-item>
              <text:p text:style-name="P24">Comparison and validity of estimates</text:p>
            </text:list-item>
            <text:list-item>
              <text:p text:style-name="P24">Discussion</text:p>
              <text:list>
                <text:list-item>
                  <text:p text:style-name="P24">Questionable if it’s computationally worth it. Not clear the estimates are substantively different, and it takes significantly longer to converge. Possibly come up with a better specification.</text:p>
                </text:list-item>
                <text:list-item>
                  <text:p text:style-name="P24">Maybe worth examining the alpha parameter. Also the one that showed the least convergence</text:p>
                </text:list-item>
                <text:list-item>
                  <text:p text:style-name="P36">More rigorous model fit test</text:p>
                </text:list-item>
              </text:list>
            </text:list-item>
          </text:list>
        </text:list-item>
      </text:list>
      <text:list xml:id="list91236465236956" text:continue-list="list3810517624" text:style-name="L1">
        <text:list-item>
          <text:p text:style-name="P25">Retweet network:</text:p>
        </text:list-item>
      </text:list>
      <text:list xml:id="list1184636927" text:style-name="L3">
        <text:list-item>
          <text:list>
            <text:list-item>
              <text:p text:style-name="P28">Basic network descriptive statistics</text:p>
              <text:list>
                <text:list-item>
                  <text:p text:style-name="P28">size of network</text:p>
                </text:list-item>
                <text:list-item>
                  <text:p text:style-name="P28">attributes</text:p>
                </text:list-item>
                <text:list-item>
                  <text:p text:style-name="P38">plot</text:p>
                </text:list-item>
                <text:list-item>
                  <text:p text:style-name="P28">attachment</text:p>
                </text:list-item>
              </text:list>
            </text:list-item>
            <text:list-item>
              <text:p text:style-name="P40">partisanship in network structure</text:p>
              <text:list>
                <text:list-item>
                  <text:p text:style-name="P28">degree/<text:span text:style-name="T35">popularity</text:span></text:p>
                </text:list-item>
                <text:list-item>
                  <text:p text:style-name="P40">transitivity</text:p>
                </text:list-item>
              </text:list>
            </text:list-item>
            <text:list-item>
              <text:p text:style-name="P39">Partisanship in <text:span text:style-name="T36">content</text:span></text:p>
              <text:list>
                <text:list-item>
                  <text:p text:style-name="P41">tweets mentioning</text:p>
                </text:list-item>
                <text:list-item>
                  <text:p text:style-name="P42">heat map</text:p>
                </text:list-item>
                <text:list-item>
                  <text:p text:style-name="P27"><text:span text:style-name="T36">asso</text:span><text:span text:style-name="T41">rtativity</text:span></text:p>
                </text:list-item>
                <text:list-item>
                  <text:p text:style-name="P43">reciprocity</text:p>
                </text:list-item>
              </text:list>
            </text:list-item>
            <text:list-item>
              <text:p text:style-name="P41">partisanship in communication patterns</text:p>
              <text:list>
                <text:list-item>
                  <text:p text:style-name="P41">popularity: twitter rewards partisanship</text:p>
                </text:list-item>
                <text:list-item>
                  <text:p text:style-name="P40">reciprocity</text:p>
                </text:list-item>
                <text:list-item>
                  <text:p text:style-name="P41">transitivity: dispersion of information. Friend of a friend</text:p>
                </text:list-item>
                <text:list-item>
                  <text:p text:style-name="P39">centrality: <text:span text:style-name="T36">dispersion of information</text:span></text:p>
                </text:list-item>
              </text:list>
            </text:list-item>
            <text:list-item>
              <text:p text:style-name="P42">Is it true that the conservative network is more structured to disperse information?</text:p>
              <text:list>
                <text:list-item>
                  <text:p text:style-name="P42">Centrality</text:p>
                </text:list-item>
                <text:list-item>
                  <text:p text:style-name="P42">transitivity</text:p>
                </text:list-item>
                <text:list-item>
                  <text:p text:style-name="P42">reciprocity</text:p>
                </text:list-item>
              </text:list>
            </text:list-item>
            <text:list-item>
              <text:p text:style-name="P26">replicate barberra analysis</text:p>
              <text:list>
                <text:list-item>
                  <text:p text:style-name="P26">Distribution of tweets mentioning ‘Obama’ and ‘romney’ is highly bimodal, indicating the conversation is dominate<text:span text:style-name="T33">d</text:span> by partisans. </text:p>
                  <text:list>
                    <text:list-item>
                      <text:p text:style-name="P29">Show distribution of number of retweets?</text:p>
                    </text:list-item>
                  </text:list>
                </text:list-item>
                <text:list-item>
                  <text:p text:style-name="P31">Heat map: conservatives tend to be more polarized</text:p>
                </text:list-item>
                <text:list-item>
                  <text:p text:style-name="P31">topology suggests rapid and broad dissemination</text:p>
                  <text:list>
                    <text:list-item>
                      <text:p text:style-name="P29">transitivity and assortativity by ideology</text:p>
                    </text:list-item>
                    <text:list-item>
                      <text:p text:style-name="P29">distribution of reciprocated ties</text:p>
                    </text:list-item>
                    <text:list-item>
                      <text:p text:style-name="P29">Number of reciprocated ties by ideology</text:p>
                    </text:list-item>
                    <text:list-item>
                      <text:p text:style-name="P37">centrality. <text:span text:style-name="T34">Does seem to be higher among conservatives</text:span></text:p>
                    </text:list-item>
                  </text:list>
                </text:list-item>
              </text:list>
            </text:list-item>
            <text:list-item>
              <text:p text:style-name="P30">extension</text:p>
              <text:list>
                <text:list-header>
                  <text:p text:style-name="P29"/>
                </text:list-header>
              </text:list>
            </text:list-item>
          </text:list>
        </text:list-item>
      </text:list>
      <text:list xml:id="list91237819991395" text:continue-list="list91236465236956" text:style-name="L1">
        <text:list-item>
          <text:p text:style-name="P23">put forth a research plan</text:p>
        </text:list-item>
      </text:list>
      <text:p text:style-name="P2"><text:soft-page-break/></text:p>
      <text:p text:style-name="P3">Intro:</text:p>
      <text:list xml:id="list2073758057" text:style-name="L4">
        <text:list-item>
          <text:p text:style-name="P32">Three goals of the research</text:p>
        </text:list-item>
        <text:list-item>
          <text:p text:style-name="P32">Note about the data</text:p>
          <text:list>
            <text:list-item>
              <text:p text:style-name="P32">sample size of 108 elites</text:p>
            </text:list-item>
            <text:list-item>
              <text:p text:style-name="P32">use barberra’s mass estimates</text:p>
            </text:list-item>
          </text:list>
        </text:list-item>
      </text:list>
      <text:p text:style-name="P3"/>
      <text:p text:style-name="P44"/>
      <text:p text:style-name="P44">Reciprocity: shows a tendency to engage in mutual debate</text:p>
      <text:p text:style-name="P14"/>
      <text:h text:style-name="P15" text:outline-level="2">Intro</text:h>
      <text:p text:style-name="P7"><text:span text:style-name="T1">Due to advances in data access, computing power, and statistical techniques, the measurement of latent ideological positions has made significant strides in recent years. This represents a</text:span><text:span text:style-name="T2">n</text:span><text:span text:style-name="T1"> exciting methodological advancement in political science as it enables researchers to control for and explain ideological dimensions in populations where this was previously not possible. </text:span><text:span text:style-name="T4">In 2015 Barberra proposed a</text:span><text:span text:style-name="T1"> network based approach that has proven robust. </text:span><text:span text:style-name="T4">The method uses twitter follower networks and applies a Bayesian spatial model to estimate the latent ideological dimensions. This </text:span><text:span text:style-name="T5">allows </text:span><text:span text:style-name="T4">researchers to estimate mass ideal points whereas previously </text:span><text:span text:style-name="T5">research focused more on legislators or political elites. </text:span></text:p>
      <text:p text:style-name="P6"/>
      <text:p text:style-name="P6"><text:span text:style-name="T3">In this paper I aim to accomplish three things: First, I iterate on Barbera’s method by respecifying his original model. Second, I expand on his analysis by applying additional descriptive techniques to his original retweet network. Finally, I propose a </text:span><text:span text:style-name="T4">research agenda to further build upon this approach.</text:span></text:p>
      <text:p text:style-name="P5"/>
      <text:h text:style-name="P15" text:outline-level="2">Data</text:h>
      <text:p text:style-name="P1"><text:span text:style-name="T5">Before proceeding to the analysis portion of this paper a note about the data is warranted. </text:span><text:span text:style-name="T6">For this research I used Barbera’s original replication data which consists of two large networks pulled from twitter during the 2012 presidential election. The first is a network of political elites and their followers consisting of 317 elites and roughly 300,000 followers. In the replication materials, this network is used to calculate the ideal point estimates of elites by taking a random sample of 10,000 </text:span><text:span text:style-name="T7">users </text:span><text:span text:style-name="T6">and subsetting </text:span><text:span text:style-name="T7">the adjacency matrix</text:span><text:span text:style-name="T6"> to </text:span><text:span text:style-name="T7">these random users and </text:span><text:span text:style-name="T6">politicians followed by over 200 </text:span><text:span text:style-name="T7">of these users. In his published paper Barbera estimates ideal points for all political elites, and thus necessarily follows a different sampling procedure than in the replication materials. It is unclear if he added more followers to the adjacency matrix or lowered the threshold by which he filtered elites. While this wouldn’t be particularly difficult to triangulate, because the model is so expensive to compute I simply stuck with the replication sampling procedure rather than trying to reverse engineer the procedure used in publication. As a result, I work with a set of 168 elites rather than the full set of 317. </text:span><text:span text:style-name="T8">When I make comparisons with the re-specified model and Barbera’s original model, I accordingly subset his data to these same elites as well for the sake of symmetry.</text:span></text:p>
      <text:p text:style-name="P8"><text:span text:style-name="T8">The second network is a retweet network Barbera uses to analyze the discourse on twitter. To analyze this data set I use Barbera’s original mass ideal point estimates. The reason for this is that at the time of this writing I was able to successfully compute elite ideal point estimates under the re-specified model, but mass ideal point estimates failed to converge. Reasons and implications for this will be discussed further in the research agenda section. </text:span><text:span text:style-name="T9">One additional downstream effect of this is that Barberra used the mass estimates estimates to normalize the ideal point estimates. Because I do not have bilinear mass ideal point estimates I do not normalize either the bi-linear elite estimates or Barbera’s original elite estimates when comparing the two. As a result, some of the numbers and sample sizes in this replication vary slightly from the original research.</text:span></text:p>
      <text:p text:style-name="P8"/>
      <text:h text:style-name="P16" text:outline-level="2">Model Specification</text:h>
      <text:p text:style-name="P4"/>
      <text:p text:style-name="P9"><text:soft-page-break/><text:span text:style-name="T10">In this section </text:span><text:span text:style-name="T1">I examine the impact of changing the functional form of Barbera’s model </text:span><text:span text:style-name="T2">from one based on euclidean distance to</text:span><text:span text:style-name="T1"> a bilinear model. </text:span><text:span text:style-name="T2">This offers several potential advantages. First, bilinear models tend to separate dimensions more effectively. This may make for more robust estimates given the minutia and nuance to ideological point estimates. Second, bi-linear models tend to be more computationally efficient. This is a particularly enticing proposition given that latest space modeling is often computationally intensive. The intrinsic weight of these models is further compounded by the massive scale of the networks they may be applied to. </text:span><text:span text:style-name="T3">When applied to social media data such as twitter small samples of the data may consist of hundreds of thousands of nodes and millions of edges. At this scale many inferential techniques, including latent space models and exponential random graphs, become prohibitively expensive from a computational standpoint. </text:span></text:p>
      <text:p text:style-name="P9"/>
      <text:p text:style-name="P11"><text:span text:style-name="T10">For his network </text:span>Barbera uses a sample of the twitter accounts belonging to political elites and their followers. A follower network is constructed from this sample such that yij= 1 if twitter user i follows political elite j and yij= 0 otherwise. The decision to follow a particular elite is modeled as a logistic function of both the elite and users political ideology. Additional controls for the popularity of elite j and political interest of user i are also introduced. The decision of a given use to follow a given elite is thus modeled as such:</text:p>
      <text:p text:style-name="P11"/>
      <text:p text:style-name="P10">Model specification in overleaf</text:p>
      <text:p text:style-name="P10"/>
      <text:p text:style-name="P12"/>
      <text:p text:style-name="P10"/>
      <text:p text:style-name="P11"><text:span text:style-name="T10">To test this I used Barbera’s original network data from the United States with an altered version of his original Stan and R code. The data is a set of political actors with twitter accounts circa 201</text:span><text:span text:style-name="T12">2</text:span><text:span text:style-name="T10"> that consists of: (1) political representatives in national-level institutions; (2) political parties with twitter accounts; and (3) political media outlets and journalists. Only twitter users with over five thousand followers were used. This results in a total </text:span>of 318 political elites. From these political elites a sample of 301,537 of their combined followers was taken. The sample was created by sub-setting the entire population of their combined followers to those who (1) have sent over one hundred tweets; (2) have sent at least one tweet in the past six months; (3) have more than twenty-five followers;(4) are located inside the borders of the United States; (5) follow at least three political twitter accounts. <text:span text:style-name="T11">The model is further subset as outlined in the data section to 168 elites and 10,000 followers.</text:span></text:p>
      <text:p text:style-name="P12"/>
      <text:p text:style-name="P12">The euclidean model converged with two chains after 500 iterations. The bi-linear model <text:s/>ran for 3000 iterations and 5 chains. A more detailed list of hyperparameters and compute times is found in the appendix. </text:p>
      <text:p text:style-name="P13"/>
      <text:p text:style-name="P13"><text:span text:style-name="T11">To compare the fit of the latent space models I replicated </text:span><text:span text:style-name="T12">the author’s original approach to validation</text:span><text:span text:style-name="T11">. </text:span><text:span text:style-name="T13">Figures 1 and 2 plots the ideal point estimates of 106 members of the 112</text:span><text:span text:style-name="T14">th</text:span><text:span text:style-name="T13"> congress against their DW-NOMINATE scores. Figure 1 shows the bilinear estimates while figure 2 shows the </text:span><text:span text:style-name="T17">euclidean </text:span><text:span text:style-name="T13">estimates. At face the estimates appear largely the same. Both models struggle with house republicans and preform best with senate republicans. The bilinear estimates have a systematically lower correlation with DW-NOMINATE scores by a 2-5 points, although it is important to note that this does not imply the bilinear estimates are worse. Assuming DW-NOMINATE scores are not a perfect metrics, a higher correlation with these scores may indicate estimates share these flaws to a greater degree. </text:span><text:span text:style-name="T15">In other words, the correlations are not a definitive measure for the estimates accuracy but rather a qualitative barometer to judge the face validity of the estimates and if they behave as expected. In this regard, the bilinear estimate preform well. Correlations are largely similar and it correctly classifies outliers within the data such as Joe Lieberman and Artur Davis as the </text:span><text:span text:style-name="T17">euclidean </text:span><text:span text:style-name="T15">model does. One thing </text:span><text:soft-page-break/><text:span text:style-name="T15">to note is that the bilinear model scales slightly differently. While the </text:span><text:span text:style-name="T17">euclidean</text:span><text:span text:style-name="T15"> model ranges from roughly -2 to 2, the bilinear model ranges from roughly -3 to 3. </text:span></text:p>
      <text:p text:style-name="P13"/>
      <text:p text:style-name="P34"><text:span text:style-name="T16">Figures X </text:span><text:span text:style-name="T17">(bilinear)</text:span><text:span text:style-name="T16"> and X </text:span><text:span text:style-name="T17">(euclidean)</text:span><text:span text:style-name="T16"> compare ideal point estimates for key political actors with the same estimates in the original paper. </text:span><text:span text:style-name="T17">The placement and ordering of individuals on the spectrum is largely the same. The one notable exception to this is President Obama which the bilinear model places further to the left. </text:span></text:p>
      <text:p text:style-name="P34"/>
      <text:p text:style-name="P35">Finally I examine the distributions of the estimates in figures X (bilinear) and X (euclidean). <text:span text:style-name="T19">As expected, b</text:span><text:span text:style-name="T18">oth models produce nearly identical distributions for all four political affiliations. </text:span></text:p>
      <text:p text:style-name="P35"/>
      <text:h text:style-name="P19" text:outline-level="3">Discussion</text:h>
      <text:p text:style-name="P45"><text:span text:style-name="T20">This analysis shows that the bi-linear specification of the model was able to model the ideological latent space and achieve similar results to the euclidean model. However, a few questions remain. First, and most obviously, more rigorous testing is needed. While the model appears valid on its face, it remains to be seen if the bilinear estimates are in fact more predictive than the euclidean ones. </text:span></text:p>
      <text:p text:style-name="P46"><text:span text:style-name="T21">Second, this analysis may have revealed another potential area for improvement. By subsetting the data set to 166 elites rather than using the full sample correlations with the DW-NOMINATE scores dropped considerably. As noted earlier, this is not necessarily a bad thing but the size of the drop in some populations gives cause for suspicion. For example, In the original study the correlation with the euclidean model among house republicans was 0.36. By subsetting the data it dropped to zero. It is unclear why this occurs but I suspect it has something to do with </text:span><text:span text:style-name="T22">the alpha term which is meant to capture a users popularity. There are two reasons I suspect this: First, the subset of elites used in this study represent was done by the number of followers. Thus, the data points missing from the sample were the least popular ones. Second, in the bilinear model the alpha term struggled to converge. </text:span><text:span text:style-name="T23">Currently the model uses </text:span><text:span text:style-name="T24">the logarithm of </text:span><text:span text:style-name="T23">the number of followers </text:span><text:span text:style-name="T24">for an elite’s initial value of alpha. This seems a sensible starting point for the variable meant to capture preferential attachment in the network. However, perhaps there is a way to improve the starting point or another variable is at play.</text:span></text:p>
      <text:p text:style-name="P47">Together, these two questions mean it remains unclear how consequential this re-specification of the model is. While this analysis shows there is potential in the bilinear model, <text:span text:style-name="T25">it is unknown if it represents a meaningful increase in estimating the latent space or reduction in compute times.</text:span></text:p>
      <text:p text:style-name="P47"/>
      <text:h text:style-name="P17" text:outline-level="2"><text:span text:style-name="T25">Descriptive Analysis</text:span></text:h>
      <text:h text:style-name="P20" text:outline-level="3">Echo Chamber</text:h>
      <text:p text:style-name="P49"><text:span text:style-name="T37">In his analysis Barbera applied his point estimates to examine the polarization of political discourse on twitter. </text:span><text:span text:style-name="T25">In this section I re-examine Barbera’s analysis of the retweet network </text:span><text:span text:style-name="T26">by starting with a brief overview of the network size and structure, and then replicating and expanding on the original analysis.</text:span></text:p>
      <text:h text:style-name="P21" text:outline-level="3"><text:soft-page-break/>Data</text:h>
      <text:p text:style-name="P48">The data set consists of 15 million tweets sent by 301,537 users in a retweet network of political interested users. <text:span text:style-name="T38">In total there are over 6 million edges or retweets. A network of this size </text:span><text:span text:style-name="T27"><text:s/>is simply too large to visualize with conventional methods </text:span><text:span text:style-name="T38">and sampling down to reasonable sizes simply results in spares networks due to the fact that the larger network is itself a random sample. Accordingly I rely on multiple other types of visualizations to portray the networks characteristics. </text:span></text:p>
      <text:p text:style-name="P50">The distribution of ideological groups within the network appears roughly equal as shown in figure X. Parity largely ends here though as Twitter is a platform dominated by extremes. <text:span text:style-name="T28">Figure X shows the distribution of degree for each node, or then number of unique users that have retweeted an account, with the left graph keeping all observations and the right graph removing outliers. <text:s/>The vast majority of accounts are retweeted </text:span><text:span text:style-name="T30">by</text:span><text:span text:style-name="T28"> only one to two </text:span><text:span text:style-name="T30">users</text:span><text:span text:style-name="T28"> while a tiny minority extend the axis out to over 80,000. </text:span><text:span text:style-name="T29">Accordingly, the network follows a clear pattern of preferential attachment with a Kolmogorov-Smirnov test p value of 0.85. </text:span></text:p>
      <text:h text:style-name="P21" text:outline-level="3">Analysis</text:h>
      <text:p text:style-name="P51"><text:span text:style-name="T38">Barbera’s analysis made </text:span><text:span text:style-name="T40">two</text:span><text:span text:style-name="T38"> primary claims. First, that the conversation on twitter is largely driven by partisans </text:span><text:span text:style-name="T40">criticizing the other party</text:span><text:span text:style-name="T39">. </text:span><text:span text:style-name="T40">Second</text:span><text:span text:style-name="T39">, that the echo chamber effect is particularly pronounced among conservatives and that the topology of the conservative network facilitates “rapid and broad dissemination of political information.” I will examine each claim in turn.</text:span></text:p>
      <text:h text:style-name="P22" text:outline-level="3">Partisans drive the conversation</text:h>
      <text:p text:style-name="P52"><text:span text:style-name="T39">In figure X I successfully replicate Barbera’s result. Tweets mentioning each of the presidential candidates exhibit strongly bimodal distribution around ideal points of -1 and 1. Moderate users appear to be less active than partisans, at least in terms of tweet generation. </text:span><text:span text:style-name="T40">In line with the author’s claim, tweets mentioning a specific candidate are generated more frequently by the opposite party. Partisans, it seems, enjoy talking more about the other candidate than their own.</text:span><text:span text:style-name="T39"> </text:span></text:p>
      <text:p text:style-name="P52"><text:span text:style-name="T40">In figure X I replicate the heat map shown in Barbera’s original analysis. This figure shows that retweet pattern within the network and largely echos the findings in the previous paragraph. </text:span><text:span text:style-name="T41">Conservatives are more likely to retweet each other about Obama than are liberals, while liberals are more likely to retweet each other about Romney than they are each other. This is strong evidence of an echo chamber effect: When discussing presidential candidates partisans are more likely to discuss opponent candidates with fellow partisans than to engage in cross-ideological debate.</text:span></text:p>
      <text:p text:style-name="P53"><text:span text:style-name="T42">This provides clear evidence of an echo chamber with regards to presidential candidates, however I wanted to examine if this trend is reflected in the broader network structure. I start by looking at reciprocity within the network. </text:span><text:span text:style-name="T43">Reciprocity within the entire network is 0.03. This is unsurprising given that the network is composed of a random sample rather than a comprehensive sample of organically developed networks. <text:s/>To take a deeper look I calculated the number of reciprocated ties for each node within the network. As shown in figure X I find that it follows a bimodal structure similar to that of the heat map. This provides some evidence of a reinforcing characteristic of the echo chamber. Picking sides has social benefits in the form of mutual relationships. </text:span><text:span text:style-name="T44">Among conservatives (theta &gt; 0.5) this </text:span><text:soft-page-break/><text:span text:style-name="T44">seems to be rewarded the most with an average number of reciprocated ties at 0.97, higher than that of liberals (theta &lt; 0.5) who on average had 0.59 reciprocated ties. Moderates had the fewest on average at 0.17. </text:span></text:p>
      <text:p text:style-name="P55"><text:span text:style-name="T46">One of the strongest pieces of evidence for twitter’s political community to reinforce its echo chamber is patterns of popularity. In figure X I use a two dimensional histogram to plot the popularity of a node against its ideological </text:span><text:span text:style-name="T47">point score. I</text:span><text:span text:style-name="T31"> use alpha rather than degree in order to prevent outliers from rendering the data uninterpretable. </text:span><text:span text:style-name="T32">As shown, the majority of users show low alpha center</text:span><text:span text:style-name="T48">ed</text:span><text:span text:style-name="T32"> around a theta of zero. </text:span><text:span text:style-name="T50">Notably the graph tends upwards as ideology moves away from the center. This indicates there is a</text:span><text:span text:style-name="T32"> positive correlation with popularity </text:span><text:span text:style-name="T50">and ideological polarity. To confirm this I calculated the correlation between the absolute value of theta and popularity as measure by both alpha and degree.</text:span><text:span text:style-name="T32"> </text:span><text:span text:style-name="T50">Across the entire network there is a positive correlation</text:span><text:span text:style-name="T32"> (alpha and </text:span><text:span text:style-name="T50">abs(</text:span><text:span text:style-name="T32">theta</text:span><text:span text:style-name="T50">)</text:span><text:span text:style-name="T32"> rho = 0.1</text:span><text:span text:style-name="T50">79</text:span><text:span text:style-name="T32">, degree and theta rho = .031). </text:span><text:span text:style-name="T49">When broken down by ideological group, </text:span><text:span text:style-name="T51">popularity metrics seem to buck the trend of conservatives </text:span><text:span text:style-name="T32">(alpha and theta rho = </text:span><text:span text:style-name="T51">0</text:span><text:span text:style-name="T32">.</text:span><text:span text:style-name="T49">1</text:span><text:span text:style-name="T51">07</text:span><text:span text:style-name="T32">, degree and theta rho = </text:span><text:span text:style-name="T51">0.017</text:span><text:span text:style-name="T32">) </text:span><text:span text:style-name="T51">having a stronger echo chamber effect </text:span><text:span text:style-name="T49">than liberals do </text:span><text:span text:style-name="T32">(alpha and theta rho = </text:span><text:span text:style-name="T51">0.212</text:span><text:span text:style-name="T32">, degree and theta rho = </text:span><text:span text:style-name="T51">0.020</text:span><text:span text:style-name="T32">). Interestingly, the range of a users potential popularity shrinks as they move further towards the ideological extremes, indicating “high floor, low ceiling” phenomenon.</text:span></text:p>
      <text:p text:style-name="P54"><text:span text:style-name="T51">Finally I </text:span><text:span text:style-name="T45">look at assortativity within the network. Across the entire network ideological assortativity is 0.75, indicating a strong preference for forming ties with like minded twitter users. </text:span><text:span text:style-name="T49">Taken together these pieces of evidence support that the </text:span><text:span text:style-name="T51">notion that political discourse on twitter is an self reinforcing echo chamber. There is some evidence that this effect is more pronounced among conservatives as conservatives tend to reciprocate ties among their fellow partisans to a greater degree. However, the correlation between popularity and polarity is stronger among liberals than conservatives, casting some doubt on the notion that </text:span><text:span text:style-name="T49"><text:s/></text:span><text:span text:style-name="T51">this effect is demonstrably more pronounced among conservatives.</text:span></text:p>
      <text:p text:style-name="P56">Finally I examine Barberra’s claim that the topology of the conservative network facilitates faster and more broad dissemination across the network. The author did not actually explore this claim, <text:span text:style-name="T52">and so I examine betweenness centrality and transitivity within the network to do so. Because the network is too large to calculate exact betweenness centrality in a reasonable time frame I estimate betweenness centrality with a cutoff of three. This metric is somewhat difficult to contextualize however because twitter is a network of extremes. The median betweenness centrality is zero and the max exceeds 90 million. Notably, conservatives are the only group with a non-zero median centrality of 0.177. To account for outliers I used the log betweenness centrality. Among the three ideological groups, conservatives had the highest mean logged centrality (3.48) while liberals had had a slightly lower average (3.11). <text:s/></text:span><text:span text:style-name="T53">Moderates had the lowest at 1.80. </text:span></text:p>
      <text:p text:style-name="P57"><text:span text:style-name="T53">Finally I examine transitivity within the network, or the propensity to for clusters and closed triads. This property, combined with betweenness centrality, allows information to flow more quickly and disseminate broadly throughout the network. Across the entire network the transitivity is 0.047. Among ideological groups, conservatives again had the highest mean local transitivity (0.153) while liberals had the second highest (0.146). Moderates had the lowest at 0.117.</text:span></text:p>
      <text:p text:style-name="P57"><text:span text:style-name="T53">Given the patterns in centrality and transitivity, this analysis supports the hypothesis that the network of conservatives on twitter is more conducive to spreading information quickly and broadly. </text:span><text:span text:style-name="T54">As a whole </text:span><text:soft-page-break/><text:span text:style-name="T54">both of Barberra’s hypotheses are supported by this analysis; twitter does exhibit the traits of an echo chamber and that effect appears to be more pronounced among conservatives. The one counterpoint is the stronger correlation among liberals between popularity and polarity. Barring this, however, the data generally points in the same direction. </text:span></text:p>
      <text:h text:style-name="P18" text:outline-level="2">Final Discussion and research proposal</text:h>
      <text:p text:style-name="P58">In this paper I both explored a re-specification of Barberra’s original model and re-examined his exploration of a political retweet networks in greater depth. I found tentative support for some benefits of changing the functional form of the model from euclidean to bilinear, and fairly strong evidence confirming the author’s original analysis of the retweet network. More than anything, however, this paper identifies a clear direction for avenue of inquiry.</text:p>
      <text:p text:style-name="P59">To continue this work I’ve identified three specific areas on which to focus. Diagnose are fix any specification issues in the model. Most notably more robust testing around the alpha term should be done. To do so the first step is to run the bilinear model for more iterations and see if it converges. If it does not, potentially new initial values should be testing or variables introduced to the model. Additionally, the original euclidean model should be tested for robustness. Larger samples of data bring forth misspecifications in the model that do not emerge at smaller samples. Within small samples, the alpha term in the bi-linear model converged quickly. At larger samples, it did not. Currently the euclidean model is run on a set of 10,000 samples. It would be worthwhile to test if the model continues to hold with more data.</text:p>
      <text:p text:style-name="P59">Second, once a model has been correctly specified and mass ideal points are estimated, a more robust testing procedure should be executed. One potential approach is to examine the predictive power of each <text:span text:style-name="T55">model’s </text:span>estimate<text:span text:style-name="T55">s in regression and classification tasks. Ideally this could be carried out on more current data than was used in this replication.</text:span></text:p>
      <text:p text:style-name="P60">Finally, it is probably worthwhile to implement this methodology in a more accessible and robust software stack. Whether the model is re-specified or not, this approach to estimating ideal points appears quite robust and has many applications. Its primary downside is that it is fairly inaccessible due to the time it takes to implement both programmatically and computationally. The model requires two stages in which elite idea points are first estimated, and then mass ideal points are estimated based on the results of the elite estimates. This means that elite estimates would need to be recalculated on a semi-regular basis in order to get reasonably accurate mass estimates. This is fairly cumbersome no matter the infrastructure surrounding the process, but it can still be improved. Since the original publication of Barbera’s paper, software tools for network analysis and Bayesian inference, as well as computation power, have advanced considerably. <text:span text:style-name="T56">With some additional development it would be possible to cut out a number of dependencies and downsize the code base to a more streamlined pipeline. Given this, elite estimates could more readily be calculated and made public at regular intervals, and researchers could draw on these current estimates to estimate ideal points for whatever group they are studying.</text:span></text:p>
      <text:p text:style-name="P5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05T22:33:55.633296999</meta:creation-date>
    <meta:generator>LibreOffice/6.4.2.2$Linux_X86_64 LibreOffice_project/40$Build-2</meta:generator>
    <dc:date>2020-05-07T09:12:35.811027353</dc:date>
    <meta:editing-duration>PT1H21M54S</meta:editing-duration>
    <meta:editing-cycles>7</meta:editing-cycles>
    <meta:document-statistic meta:table-count="0" meta:image-count="0" meta:object-count="0" meta:page-count="8" meta:paragraph-count="92" meta:word-count="3592" meta:character-count="22601" meta:non-whitespace-character-count="19127"/>
  </office:meta>
</office:document-meta>
</file>